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top" draw:auto-grow-height="true" fo:min-height="1.356cm" fo:wrap-option="wrap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3.4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4" draw:id="id4" draw:layer="layout" svg:width="1.27cm" svg:height="1.2cm" svg:x="7.143cm" svg:y="3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7cm" svg:height="1.778cm" svg:x="11.613cm" svg:y="6.331cm">
          <text:p text:style-name="P1"><text:span text:style-name="T1">Inserimento cod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613cm" svg:y1="7.031cm" svg:x2="16.313cm" svg:y2="7.031cm">
          <text:p/>
        </draw:line>
        <draw:custom-shape draw:style-name="gr2" draw:text-style-name="P2" xml:id="id1" draw:id="id1" draw:layer="layout" svg:width="4.7cm" svg:height="1.778cm" svg:x="5.4cm" svg:y="6.331cm">
          <text:p text:style-name="P1"><text:span text:style-name="T1">Richiesta codice tramite telefon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399cm" svg:y1="7.3cm" svg:x2="10.099cm" svg:y2="7.3cm">
          <text:p/>
        </draw:line>
        <draw:connector draw:style-name="gr4" draw:text-style-name="P1" draw:layer="layout" draw:type="curve" svg:x1="10.1cm" svg:y1="7.22cm" svg:x2="11.613cm" svg:y2="7.22cm" draw:start-shape="id1" draw:start-glue-point="1" draw:end-shape="id2" draw:end-glue-point="3" svg:d="M10100 7220h1513" svg:viewBox="0 0 1514 1">
          <text:p/>
        </draw:connector>
        <draw:connector draw:style-name="gr4" draw:text-style-name="P1" draw:layer="layout" draw:type="curve" svg:x1="13.963cm" svg:y1="8.109cm" svg:x2="13.95cm" svg:y2="9.922cm" draw:start-shape="id2" draw:start-glue-point="2" draw:end-shape="id3" svg:d="M13963 8109c0 1360-13 454-13 1813" svg:viewBox="0 0 14 1814">
          <text:p/>
        </draw:connector>
        <draw:custom-shape draw:style-name="gr5" draw:text-style-name="P1" draw:layer="layout" svg:width="1.45cm" svg:height="1.45cm" svg:x="7.0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svg:x1="7.778cm" svg:y1="4.331cm" svg:x2="7.75cm" svg:y2="6.331cm" draw:start-shape="id4" draw:start-glue-point="8" draw:end-shape="id1" svg:d="M7778 4331c0 1501-28 502-28 2000" svg:viewBox="0 0 29 2001">
          <text:p/>
        </draw:connector>
        <draw:custom-shape draw:style-name="gr6" draw:text-style-name="P1" xml:id="id6" draw:id="id6" draw:layer="layout" svg:width="1.9cm" svg:height="1.9cm" svg:x="6.8cm" svg:y="12.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5" draw:id="id5" draw:layer="layout" svg:width="4.7cm" svg:height="1.778cm" svg:x="5.4cm" svg:y="9.9cm">
          <text:p text:style-name="P1"><text:span text:style-name="T1">Comunicazione soluzi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4cm" svg:y1="10.548cm" svg:x2="10.1cm" svg:y2="10.548cm">
          <text:p/>
        </draw:line>
        <draw:connector draw:style-name="gr4" draw:text-style-name="P1" draw:layer="layout" draw:type="curve" svg:x1="7.75cm" svg:y1="11.678cm" svg:x2="7.75cm" svg:y2="12.8cm" draw:start-shape="id5" draw:start-glue-point="2" draw:end-shape="id6" draw:end-glue-point="4" svg:d="M7750 11678v1122" svg:viewBox="0 0 1 1123">
          <text:p/>
        </draw:connector>
        <draw:connector draw:style-name="gr3" draw:text-style-name="P1" xml:id="id7" draw:id="id7" draw:layer="layout" draw:type="curve" svg:x1="16.313cm" svg:y1="7.22cm" svg:x2="16.364cm" svg:y2="8.617cm" draw:start-shape="id2" draw:start-glue-point="1" svg:d="M16313 7220c753 0 727 1397 51 1397" svg:viewBox="0 0 562 1398">
          <text:p/>
        </draw:connector>
        <draw:connector draw:style-name="gr4" draw:text-style-name="P1" draw:layer="layout" draw:type="curve" draw:line-skew="-0.495cm" svg:x1="16.364cm" svg:y1="8.617cm" svg:x2="13.963cm" svg:y2="8.109cm" draw:start-shape="id7" draw:start-glue-point="3" draw:end-shape="id2" draw:end-glue-point="2" svg:d="M16364 8617c0 9-2401 263-2401-508" svg:viewBox="0 0 2402 556">
          <text:p/>
        </draw:connector>
        <draw:frame draw:style-name="gr7" draw:text-style-name="P3" draw:layer="layout" svg:width="3.487cm" svg:height="0.634cm" svg:x="14.113cm" svg:y="8.666cm">
          <draw:text-box>
            <text:p><text:span text:style-name="T2">Codice errato?</text:span></text:p>
          </draw:text-box>
        </draw:frame>
        <draw:custom-shape draw:style-name="gr2" draw:text-style-name="P2" xml:id="id3" draw:id="id3" draw:layer="layout" svg:width="4.7cm" svg:height="1.778cm" svg:x="11.6cm" svg:y="9.922cm">
          <text:p text:style-name="P1"><text:span text:style-name="T1">Visualizzazione Storico e soluzion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1.6cm" svg:y1="10.953cm" svg:x2="16.3cm" svg:y2="10.953cm">
          <text:p/>
        </draw:line>
        <draw:connector draw:style-name="gr4" draw:text-style-name="P1" draw:layer="layout" draw:type="curve" svg:x1="11.6cm" svg:y1="10.811cm" svg:x2="10.1cm" svg:y2="10.789cm" draw:start-shape="id3" draw:start-glue-point="3" draw:end-shape="id5" draw:end-glue-point="1" svg:d="M11600 10811c-1123 0-374-22-1500-22" svg:viewBox="0 0 1501 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2T09:17:25.260000000</meta:creation-date>
    <dc:date>2015-05-15T10:52:50.023000000</dc:date>
    <meta:editing-duration>PT3M21S</meta:editing-duration>
    <meta:editing-cycles>2</meta:editing-cycles>
    <meta:generator>LibreOffice/4.2.2.1$Windows_x86 LibreOffice_project/3be8cda0bddd8e430d8cda1ebfd581265cca5a0f</meta:generator>
    <meta:document-statistic meta:object-count="19"/>
  </office:meta>
</office:document-meta>
</file>